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rmatValidator.format( Object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isValid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isValid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isStri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format( Object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ormatValidator.AbstractFormatValidator( boolean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forma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parse( String value , Format format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FormatValidator.format( Object value , Format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format( Object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atValidator.isVali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